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c1bba" officeooo:paragraph-rsid="001c1bb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c1bba" officeooo:paragraph-rsid="001c1bb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c1bba" officeooo:paragraph-rsid="001c1bba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c1bba" officeooo:paragraph-rsid="001c1bba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c86f1" officeooo:paragraph-rsid="001c86f1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c86f1" officeooo:paragraph-rsid="001c86f1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officeooo:rsid="001c1bba" officeooo:paragraph-rsid="001c1bba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c1bba" officeooo:paragraph-rsid="001c1bba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c1bba" officeooo:paragraph-rsid="001c1bba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weight="normal" officeooo:rsid="001c1bba" officeooo:paragraph-rsid="001c1bba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c86f1" officeooo:paragraph-rsid="001c86f1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officeooo:paragraph-rsid="001c1bb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1bba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c1bba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HTML</text:p>
      <text:p text:style-name="P1"/>
      <text:p text:style-name="P2">MÓDULO 3 </text:p>
      <text:p text:style-name="P2">CAPÍTULO 18</text:p>
      <text:p text:style-name="P2">AULA 01 – O QUE É GIT E GITHUB?</text:p>
      <text:p text:style-name="P2"/>
      <text:p text:style-name="P4"/>
      <text:p text:style-name="P12"><text:span text:style-name="T4">*</text:span><text:span text:style-name="T2"> conteúdo de GIT e GITHUB não será abordado de forma aprofundada, verificar o curso completo no canal do Curso em Vídeo no Youtube.</text:span></text:p>
      <text:p text:style-name="P4"><text:span text:style-name="T1"/></text:p>
      <text:p text:style-name="P4">Repositório local (remoto)</text:p>
      <text:p text:style-name="P4"/>
      <text:p text:style-name="P9">Um repositório é um local destinado a guardar coisas. Podem existir repositórios em nosso computador e online</text:p>
      <text:p text:style-name="P9"/>
      <text:p text:style-name="P9">O <text:span text:style-name="T3">GIT</text:span> é <text:span text:style-name="T3">gerenciador de versões</text:span>, software destinado a gerenciar versões de um projeto <text:span text:style-name="T3">dentro do seu computador</text:span>, facilitando assim, a volta para antigas versões</text:p>
      <text:p text:style-name="P9"/>
      <text:p text:style-name="P9">Foi criado pelo mesmo criador do Linux </text:p>
      <text:p text:style-name="P9"/>
      <text:p text:style-name="P9">O <text:span text:style-name="T3">GITHUB, </text:span>por sua vez, é um servidor que possibilita que outras pessoas acessem os seus arquivos, sendo assim, realiza a mesma função que o GIT, com backups na nuvem e de forma gratuita</text:p>
      <text:p text:style-name="P9"/>
      <text:p text:style-name="P9"/>
      <text:p text:style-name="P10">Repositório Local → GIT <text:s/>---------------------------------- Repositório Remoto → GITHUB</text:p>
      <text:p text:style-name="P10"/>
      <text:p text:style-name="P10"/>
      <text:p text:style-name="P8">Se diversas pessoas trabalharem em um mesmo projeto estando em diferentes locais, todas conseguem atualizar o repositório remoto </text:p>
      <text:p text:style-name="P8"/>
      <text:p text:style-name="P8">A atualização remota pelo GITHUB, se chama de PUSH</text:p>
      <text:p text:style-name="P8"/>
      <text:p text:style-name="P8"/>
      <text:p text:style-name="P5">AULA 02 – GERENCIANDO REPOSITÓRIOS NO GITHUB</text:p>
      <text:p text:style-name="P5"/>
      <text:p text:style-name="P11">Sempre que houver uma alteração local, para que o repositório remoto seja atualizado, devemos clicar em <text:span text:style-name="T5">commit to main</text:span></text:p>
      <text:p text:style-name="P11"><text:span text:style-name="T5"/></text:p>
      <text:p text:style-name="P11"><text:span text:style-name="T5"/></text:p>
      <text:p text:style-name="P6"/>
      <text:p text:style-name="P8"/>
      <text:p text:style-name="P10"/>
      <text:p text:style-name="P3"><text:span text:style-name="T1"/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3T09:58:32.804000000</meta:creation-date>
    <dc:date>2024-08-03T13:43:24.855000000</dc:date>
    <meta:editing-duration>PT3H44M54S</meta:editing-duration>
    <meta:editing-cycles>2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15" meta:word-count="184" meta:character-count="1132" meta:non-whitespace-character-count="957"/>
  </office:meta>
</office:document-meta>
</file>